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B70000019EA7FCFE5E.jpg" manifest:media-type="image/jpeg"/>
  <manifest:file-entry manifest:full-path="Pictures/10000000000003AF000002163D09E233.jpg" manifest:media-type="image/jpe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>
      <style:paragraph-properties fo:margin-top="0.1654in" fo:margin-bottom="0.1374in"/>
      <style:text-properties fo:font-family="'Linux Biolinum G'" style:font-pitch="variable" fo:font-size="48pt" style:font-size-asian="48pt" style:font-size-complex="48pt"/>
    </style:style>
    <style:style style:name="P2" style:family="paragraph">
      <loext:graphic-properties draw:fill="none" draw:fill-color="#ffffff"/>
      <style:paragraph-properties fo:margin-top="0.1654in" fo:margin-bottom="0.1374in"/>
      <style:text-properties fo:font-family="'Linux Biolinum G'" style:font-pitch="variable" fo:font-size="48pt" style:font-size-asian="48pt" style:font-size-complex="48pt"/>
    </style:style>
    <style:style style:name="T1" style:family="text">
      <style:text-properties fo:font-family="'Linux Biolinum G'" style:font-pitch="variable" fo:font-size="48pt" style:font-size-asian="48pt" style:font-size-complex="4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="none" draw:fill-color="#ffffff" fo:min-height="1.7972in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svg:stroke-width="0.1in" svg:stroke-color="#000000" draw:marker-start-width="0.2874in" draw:marker-end-width="0.2874in" draw:textarea-horizontal-align="justify" draw:textarea-vertical-align="middle" draw:auto-grow-height="false" fo:min-height="0.7957in" fo:min-width="2.7201in" fo:padding-top="0.0484in" fo:padding-bottom="0.0484in" fo:padding-left="0.0484in" fo:padding-right="0.0484in" loext:decorative="fals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text:anchor-type="paragraph" draw:z-index="2" draw:name="Text Frame 1" draw:style-name="gr1" draw:text-style-name="P2" svg:width="5.3394in" svg:height="1.7976in" svg:x="0.9146in" svg:y="4.5882in"><draw:text-box><text:p text:style-name="P1"><text:span text:style-name="T1">Ōwheo Walk to Immersive Tourism</text:span></text:p></draw:text-box></draw:frame><draw:custom-shape text:anchor-type="paragraph" draw:z-index="3" draw:name="Shape 1" draw:style-name="gr2" svg:width="3.1087in" svg:height="1.5921in" svg:x="6.7783in" svg:y="4.6772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position-x="$0" draw:handle-position-y="$1" draw:handle-range-x-minimum="0" draw:handle-range-x-maximum="21600" draw:handle-range-y-minimum="0" draw:handle-range-y-maximum="10800"/></draw:enhanced-geometry></draw:custom-shape><draw:frame draw:style-name="fr1" draw:name="Image1" text:anchor-type="char" svg:x="0.5575in" svg:y="0.7165in" svg:width="5.3882in" svg:height="2.3457in" draw:z-index="0"><draw:image xlink:href="Pictures/10000000000003B70000019EA7FCFE5E.jpg" xlink:type="simple" xlink:show="embed" xlink:actuate="onLoad" draw:mime-type="image/jpeg"/></draw:frame><draw:frame draw:style-name="fr1" draw:name="Image2" text:anchor-type="char" svg:x="6.2598in" svg:y="0.7in" svg:width="4.111in" svg:height="2.328in" draw:z-index="1"><draw:image xlink:href="Pictures/10000000000003AF000002163D09E233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11in" fo:page-height="8.5in" style:num-format="1" style:print-orientation="landscape" fo:margin-top="0in" fo:margin-bottom="0in" fo:margin-left="0in" fo:margin-right="0in" fo:border="0.06pt solid #000000" fo:padding="0in" fo:background-color="#cccccc" style:writing-mode="lr-tb" draw:fill="solid" draw:fill-color="#cccccc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fill-color="#cccccc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3-25T15:57:10.547391500</meta:creation-date>
    <dc:date>2026-03-25T16:04:14.544346600</dc:date>
    <meta:editing-duration>PT7M4S</meta:editing-duration>
    <meta:editing-cycles>1</meta:editing-cycles>
    <meta:document-statistic meta:table-count="0" meta:image-count="2" meta:object-count="0" meta:page-count="1" meta:paragraph-count="0" meta:word-count="0" meta:character-count="0" meta:non-whitespace-character-count="0"/>
    <meta:generator>LibreOffice/26.2.1.2$Windows_X86_64 LibreOffice_project/620$Build-2</meta:generator>
  </office:meta>
</office:document-meta>
</file>